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i>n</mi>
      </msub>
      <mrow>
        <mo stretchy="false">(</mo>
        <mrow>
          <mi>z</mi>
        </mrow>
        <mo stretchy="false">)</mo>
      </mrow>
      <mrow>
        <mi/>
        <mo stretchy="false">=</mo>
        <mi/>
      </mrow>
      <msub>
        <mo stretchy="false">α</mo>
        <mi>n</mi>
      </msub>
      <msup>
        <mrow>
          <mo stretchy="false">(</mo>
          <mrow>
            <mrow>
              <mi>z</mi>
              <mo stretchy="false">−</mo>
              <msub>
                <mi>z</mi>
                <mn>0</mn>
              </msub>
            </mrow>
          </mrow>
          <mo stretchy="false">)</mo>
        </mrow>
        <mi>n</mi>
      </msup>
      <mi/>
      <mtext> , </mtext>
      <mi/>
      <msub>
        <mo stretchy="false">α</mo>
        <mi>n</mi>
      </msub>
      <mrow>
        <mi/>
        <mo stretchy="false">∈</mo>
        <mi/>
      </mrow>
      <mo stretchy="false">ℂ</mo>
    </mrow>
    <annotation encoding="StarMath 5.0">f_n(z) `=` %ialpha_n(z-z_0)^n `" , "~ %ialpha_n `in` setC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8:31:36.115000000</meta:creation-date>
    <meta:generator>LibreOffice/4.1.4.2$Windows_x86 LibreOffice_project/0a0440ccc0227ad9829de5f46be37cfb6edcf72</meta:generator>
  </office:meta>
</office:document-meta>
</file>